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Bullet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epa demerara</text:p>
      <text:p text:style-name="Standard"><text:span text:style-name="T1">From Wikipedia, the free encyclopedia</text:span></text:p>
      <text:p text:style-name="Standard">https://en.wikipedia.org/wiki/Rolepa_demerara<text:line-break/>Licensed under CC BY-SA 3.0:<text:line-break/>https://en.wikipedia.org/wiki/Wikipedia:Text_of_Creative_Commons_Attribution-ShareAlike_3.0_Unported_License</text:p>
      <text:p text:style-name="Standard"/>
      <text:h text:style-name="Heading_20_1" text:outline-level="1">Rolepa demerara</text:h>
      <text:list xml:id="list1959367458" text:style-name="WWNum1">
        <text:list-item>
          <text:p text:style-name="P2"><text:span text:style-name="T2">Rolepa demerara is a moth in the Phiditiidae family.</text:span></text:p>
        </text:list-item>
      </text:list>
      <text:p text:style-name="Standard"/>
      <text:p text:style-name="Standard">Rolepa demerara is a moth in the Phiditiidae family. It was described by Schaus in 1927.</text:p>
      <text:h text:style-name="Heading_20_1" text:outline-level="1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6.0.7.3$Linux_X86_64 LibreOffice_project/00m0$Build-3</meta:generator>
    <meta:document-statistic meta:table-count="0" meta:image-count="0" meta:object-count="0" meta:page-count="1" meta:paragraph-count="7" meta:word-count="43" meta:character-count="401" meta:non-whitespace-character-count="3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